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be370" officeooo:paragraph-rsid="000be370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0be370" officeooo:paragraph-rsid="000be37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be370" officeooo:paragraph-rsid="000be37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0be370" officeooo:paragraph-rsid="000be37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be370" officeooo:paragraph-rsid="000be37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be370" officeooo:paragraph-rsid="000be37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be370" officeooo:paragraph-rsid="000be37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be370" officeooo:paragraph-rsid="000be37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be370" officeooo:paragraph-rsid="000be37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paragraph-rsid="000be370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bold" officeooo:paragraph-rsid="000be37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bold" officeooo:rsid="000be370" officeooo:paragraph-rsid="000be37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officeooo:paragraph-rsid="000be370"/>
    </style:style>
    <style:style style:name="P14" style:family="paragraph" style:parent-style-name="Standard">
      <style:paragraph-properties fo:text-align="start" style:justify-single-word="false"/>
      <style:text-properties style:font-name="Times New Roman" officeooo:rsid="000be370" officeooo:paragraph-rsid="000be370"/>
    </style:style>
    <style:style style:name="P15" style:family="paragraph" style:parent-style-name="Standard">
      <style:paragraph-properties fo:text-align="justify" style:justify-single-word="false"/>
      <style:text-properties style:font-name="Times New Roman" officeooo:rsid="000be370" officeooo:paragraph-rsid="000be370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normal" officeooo:paragraph-rsid="000be37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normal" officeooo:rsid="000be370" officeooo:paragraph-rsid="000be370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weight="normal" officeooo:rsid="000be370" officeooo:paragraph-rsid="000be370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weight="normal" officeooo:paragraph-rsid="000be37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0be370"/>
    </style:style>
    <style:style style:name="P21" style:family="paragraph" style:parent-style-name="Standard">
      <style:paragraph-properties fo:text-align="justify" style:justify-single-word="false"/>
      <style:text-properties style:font-name="Cascadia Code" fo:font-size="12pt" fo:font-weight="normal" officeooo:rsid="000be370" officeooo:paragraph-rsid="000be37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scadia Code" fo:font-weight="normal" officeooo:paragraph-rsid="000be37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scadia Code" fo:font-weight="normal" officeooo:rsid="000be370" officeooo:paragraph-rsid="000be37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scadia Code" officeooo:paragraph-rsid="000be370"/>
    </style:style>
    <style:style style:name="P25" style:family="paragraph" style:parent-style-name="Standard">
      <style:paragraph-properties fo:text-align="start" style:justify-single-word="false"/>
      <style:text-properties style:font-name="Cascadia Code" officeooo:rsid="000be370" officeooo:paragraph-rsid="000be370"/>
    </style:style>
    <style:style style:name="P26" style:family="paragraph" style:parent-style-name="Standard">
      <style:paragraph-properties fo:text-align="start" style:justify-single-word="false"/>
      <style:text-properties fo:font-weight="normal" officeooo:paragraph-rsid="000be37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0be370"/>
    </style:style>
    <style:style style:name="T1" style:family="text">
      <style:text-properties officeooo:rsid="000be370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normal" officeooo:rsid="000be370" style:font-weight-asian="normal" style:font-weight-complex="normal"/>
    </style:style>
    <style:style style:name="T5" style:family="text">
      <style:text-properties style:font-name="Times New Roman" officeooo:rsid="000be370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weight="bold" officeooo:rsid="000be37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e37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be370" style:font-weight-asian="normal" style:font-weight-complex="normal"/>
    </style:style>
    <style:style style:name="T12" style:family="text">
      <style:text-properties style:font-name="Cascadia Co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imulador</text:p>
      <text:p text:style-name="P1"/>
      <text:p text:style-name="P5">Nomes:</text:p>
      <text:p text:style-name="P2"/>
      <text:p text:style-name="P3">Main</text:p>
      <text:p text:style-name="P4"/>
      <text:p text:style-name="P8">A função main se inicia lendo uma lista de funções a serem executadas, seguida pela estrutura básica do grafo (número de vértices, arestas e se é direcionado ou não). Em seguida, o grafo é construído com base nas arestas fornecidas, e as funções listadas são executadas na ordem especificada, com o resultado sendo impresso. Funções que não se aplicam ao tipo de grafo são tratadas com a impressão de -1.</text:p>
      <text:p text:style-name="P8"/>
      <text:p text:style-name="P7">Leitura das Funções</text:p>
      <text:p text:style-name="P6"/>
      <text:p text:style-name="P21">string line;</text:p>
      <text:p text:style-name="P21">getline(cin, line);</text:p>
      <text:p text:style-name="P21">stringstream ss(line);</text:p>
      <text:p text:style-name="P21">vector&lt;int&gt; functions;</text:p>
      <text:p text:style-name="P21">int func;</text:p>
      <text:p text:style-name="P21">while (ss &gt;&gt; func) {</text:p>
      <text:p text:style-name="P21"><text:s text:c="4"/>functions.push_back(func);</text:p>
      <text:p text:style-name="P21">}</text:p>
      <text:p text:style-name="P8"/>
      <text:p text:style-name="P7">Leitura e Criação do Grafo</text:p>
      <text:p text:style-name="P6"/>
      <text:p text:style-name="P21">int V, E;</text:p>
      <text:p text:style-name="P21">cin &gt;&gt; V &gt;&gt; E;</text:p>
      <text:p text:style-name="P21">string type;</text:p>
      <text:p text:style-name="P21">cin &gt;&gt; type;</text:p>
      <text:p text:style-name="P21">bool directed = (type == "direcionado");</text:p>
      <text:p text:style-name="P21">Graph g(V, directed);</text:p>
      <text:p text:style-name="P21">for (int i = 0; i &lt; E; ++i) {</text:p>
      <text:p text:style-name="P21"><text:s text:c="4"/>int id, u, v, w;</text:p>
      <text:p text:style-name="P21"><text:s text:c="4"/>cin &gt;&gt; id &gt;&gt; u &gt;&gt; v &gt;&gt; w;</text:p>
      <text:p text:style-name="P21"><text:s text:c="4"/>g.addEdge(id, u, v, w);</text:p>
      <text:p text:style-name="P21">}</text:p>
      <text:p text:style-name="P8"/>
      <text:p text:style-name="P7">Execução das Funções Requeridas</text:p>
      <text:p text:style-name="P6"/>
      <text:p text:style-name="P21">for (int choice : functions) {</text:p>
      <text:p text:style-name="P21"><text:s text:c="4"/>switch (choice) {</text:p>
      <text:p text:style-name="P21"><text:s text:c="8"/>case 0:</text:p>
      <text:p text:style-name="P21"><text:s text:c="12"/>cout &lt;&lt; (g.isConnected() ? 1 : 0) &lt;&lt; endl;</text:p>
      <text:p text:style-name="P21"><text:s text:c="12"/>break;</text:p>
      <text:p text:style-name="P21"><text:s text:c="8"/>// Outras funções</text:p>
      <text:p text:style-name="P21"><text:s text:c="4"/>}</text:p>
      <text:p text:style-name="P21">}</text:p>
      <text:p text:style-name="P8"/>
      <text:p text:style-name="P3"/>
      <text:p text:style-name="P3"/>
      <text:p text:style-name="P3"><text:soft-page-break/>Classe Graph</text:p>
      <text:p text:style-name="P3"/>
      <text:p text:style-name="P8">A classe Graph é uma implementação para manipulação de grafos. É modular, com métodos privados que auxiliam a execução dos métodos públicos que implementa cada funcionalidade.</text:p>
      <text:p text:style-name="P8"/>
      <text:p text:style-name="P21">Graph::Graph(int V, bool directed) : V(V), directed(directed) {</text:p>
      <text:p text:style-name="P21"><text:s text:c="4"/>adj.resize(V);</text:p>
      <text:p text:style-name="P21"><text:s text:c="4"/>weight.resize(V, vector&lt;int&gt;(V, -1));</text:p>
      <text:p text:style-name="P21"><text:s text:c="4"/>edgeId.resize(V, vector&lt;int&gt;(V, -1));</text:p>
      <text:p text:style-name="P21">}</text:p>
      <text:p text:style-name="P21"/>
      <text:p text:style-name="P21">void Graph::addEdge(int id, int u, int v, int w) {</text:p>
      <text:p text:style-name="P21"><text:s text:c="4"/>adj[u].push_back(v);</text:p>
      <text:p text:style-name="P21"><text:s text:c="4"/>if (!directed) adj[v].push_back(u);</text:p>
      <text:p text:style-name="P21"><text:s text:c="4"/>weight[u][v] = w;</text:p>
      <text:p text:style-name="P21"><text:s text:c="4"/>if (!directed) weight[v][u] = w;</text:p>
      <text:p text:style-name="P21"><text:s text:c="4"/>edgeId[u][v] = id;</text:p>
      <text:p text:style-name="P21"><text:s text:c="4"/>if (!directed) edgeId[v][u] = id;</text:p>
      <text:p text:style-name="P21">}</text:p>
      <text:p text:style-name="P8"/>
      <text:p text:style-name="P3">Funcionalidades</text:p>
      <text:p text:style-name="P3"/>
      <text:p text:style-name="P13"><text:span text:style-name="T9">0</text:span><text:span text:style-name="T8">. Verificar se um grafo é conexo (para o caso de grafos orientados, verificar conectividade fraca).</text:span></text:p>
      <text:p text:style-name="P13"><text:span text:style-name="T8"/></text:p>
      <text:p text:style-name="P22">bool Graph::isConnected() {</text:p>
      <text:p text:style-name="P22"><text:s text:c="4"/>// Se o grafo for direcionado, converte para não direcionado</text:p>
      <text:p text:style-name="P22"><text:s text:c="4"/>Graph gToCheck = directed ? getUndirected() : *this;</text:p>
      <text:p text:style-name="P22"/>
      <text:p text:style-name="P22"><text:s text:c="4"/>vector&lt;bool&gt; visited(V, false);</text:p>
      <text:p text:style-name="P22"/>
      <text:p text:style-name="P22"><text:s text:c="4"/>// Realiza DFS no grafo original a partir do vértice 0</text:p>
      <text:p text:style-name="P22"><text:s text:c="4"/>gToCheck.dfs(0, visited);</text:p>
      <text:p text:style-name="P22"/>
      <text:p text:style-name="P22"><text:s text:c="4"/>// Verifica se todos os vértices foram visitados na primeira passagem</text:p>
      <text:p text:style-name="P22"><text:s text:c="4"/>for (bool v : visited) {</text:p>
      <text:p text:style-name="P22"><text:s text:c="8"/>if (!v) {</text:p>
      <text:p text:style-name="P22"><text:s text:c="12"/>return false; // Se algum vértice não foi visitado, o grafo não é conexo</text:p>
      <text:p text:style-name="P22"><text:s text:c="8"/>}</text:p>
      <text:p text:style-name="P22"><text:s text:c="4"/>}</text:p>
      <text:p text:style-name="P22"/>
      <text:p text:style-name="P22"><text:s text:c="4"/>return true; // O grafo é conexo</text:p>
      <text:p text:style-name="P22">}</text:p>
      <text:p text:style-name="P13"><text:span text:style-name="T8"/></text:p>
      <text:p text:style-name="P10">A função isConnected verifica se um grafo é conexo, ou seja, se existe um caminho entre qualquer par de vértices. Se o grafo original for direcionado, ele é convertido para uma versão não direcionada, usando a função getUndirected, <text:span text:style-name="T1">assim sendo verificado se o grafo possui conectividade fraca. Um vetor visited é criado e inicializado com false. Esse vetor será usado para rastrear quais vértices foram visitados durante a execução da DFS. A função dfs é chamada a partir do vértice 0. </text:span><text:soft-page-break/><text:span text:style-name="T1">Isso começa a exploração do grafo, marcando todos os vértices alcançáveis a partir de 0 como true em visited. Após a DFS, a função percorre o vetor visited. Se algum valor for false, significa que há um vértice que não foi alcançado, o que implica que o grafo não é conexo.</text:span></text:p>
      <text:p text:style-name="P10">Caso todos os vértices tenham sido visitados, o grafo é considerado conexo.</text:p>
      <text:p text:style-name="P10"><text:span text:style-name="T8"/></text:p>
      <text:p text:style-name="P13"><text:span text:style-name="T9">1.</text:span><text:span text:style-name="T8"> Verificar se um grafo não-orientado é bipartido.</text:span></text:p>
      <text:p text:style-name="P13"/>
      <text:p text:style-name="P24">bool Graph::isBipartite() {</text:p>
      <text:p text:style-name="P24"><text:s text:c="4"/>vector&lt;int&gt; color(V, -1); // -1 significa não colorido, 0 e 1 são as duas cores</text:p>
      <text:p text:style-name="P24"><text:s text:c="4"/>queue&lt;int&gt; q;</text:p>
      <text:p text:style-name="P24"/>
      <text:p text:style-name="P24"><text:s text:c="4"/>for (int i = 0; i &lt; V; ++i) {</text:p>
      <text:p text:style-name="P24"><text:s text:c="8"/>if (color[i] == -1) { // Se o vértice não foi colorido</text:p>
      <text:p text:style-name="P24"><text:s text:c="12"/>q.push(i);</text:p>
      <text:p text:style-name="P24"><text:s text:c="12"/>color[i] = 0; // Começa com a cor 0</text:p>
      <text:p text:style-name="P24"/>
      <text:p text:style-name="P24"><text:s text:c="12"/>while (!q.empty()) {</text:p>
      <text:p text:style-name="P24"><text:s text:c="16"/>int u = q.front();</text:p>
      <text:p text:style-name="P24"><text:s text:c="16"/>q.pop();</text:p>
      <text:p text:style-name="P24"/>
      <text:p text:style-name="P24"><text:s text:c="16"/>for (int v : adj[u]) {</text:p>
      <text:p text:style-name="P24"><text:s text:c="20"/>if (color[v] == -1) { // Se o vértice v não foi colorido</text:p>
      <text:p text:style-name="P24"><text:s text:c="24"/>color[v] = 1 - color[u]; // A cor do vértice v é diferente da de u</text:p>
      <text:p text:style-name="P24"><text:s text:c="24"/>q.push(v);</text:p>
      <text:p text:style-name="P24"><text:s text:c="20"/>} else if (color[v] == color[u]) { // Se v e u têm a mesma cor</text:p>
      <text:p text:style-name="P24"><text:s text:c="24"/>return false; // O grafo não é bipartido</text:p>
      <text:p text:style-name="P24"><text:s text:c="20"/>}</text:p>
      <text:p text:style-name="P24"><text:s text:c="16"/>}</text:p>
      <text:p text:style-name="P24"><text:s text:c="12"/>}</text:p>
      <text:p text:style-name="P24"><text:s text:c="8"/>}</text:p>
      <text:p text:style-name="P24"><text:s text:c="4"/>}</text:p>
      <text:p text:style-name="P24"/>
      <text:p text:style-name="P24"><text:s text:c="4"/>return true; // O grafo é bipartido</text:p>
      <text:p text:style-name="P24">}</text:p>
      <text:p text:style-name="P13"/>
      <text:p text:style-name="P10">A função isBipartite utiliza uma abordagem de BFS para tentar colorir o grafo usando duas cores (0 e 1). Se for possível fazer isso de tal forma que não existam arestas conectando vértices da mesma cor, o grafo é bipartido. Caso contrário, a função identifica o conflito e retorna false.</text:p>
      <text:p text:style-name="P10"/>
      <text:p text:style-name="P14"><text:span text:style-name="T8">2. Verificar se um grafo qualquer é Euleriano.</text:span></text:p>
      <text:p text:style-name="P13"><text:span text:style-name="T8"/></text:p>
      <text:p text:style-name="P24">bool Graph::isEulerian() {</text:p>
      <text:p text:style-name="P24"><text:s text:c="4"/>// Verifica se o grafo é conexo</text:p>
      <text:p text:style-name="P24"><text:s text:c="4"/>if (!isConnected()) {</text:p>
      <text:p text:style-name="P24"><text:s text:c="8"/>return false;</text:p>
      <text:p text:style-name="P24"><text:s text:c="4"/>}</text:p>
      <text:p text:style-name="P24"/>
      <text:p text:style-name="P24"><text:s text:c="4"/>if (directed) {</text:p>
      <text:p text:style-name="P24"><text:soft-page-break/><text:s text:c="8"/>// Verifica se o grau de entrada é igual ao grau de saída para cada vértice</text:p>
      <text:p text:style-name="P24"><text:s text:c="8"/>vector&lt;int&gt; in_degree(V, 0), out_degree(V, 0);</text:p>
      <text:p text:style-name="P24"/>
      <text:p text:style-name="P24"><text:s text:c="8"/>for (int u = 0; u &lt; V; ++u) {</text:p>
      <text:p text:style-name="P24"><text:s text:c="12"/>for (int v : adj[u]) {</text:p>
      <text:p text:style-name="P24"><text:s text:c="16"/>out_degree[u]++;</text:p>
      <text:p text:style-name="P24"><text:s text:c="16"/>in_degree[v]++;</text:p>
      <text:p text:style-name="P24"><text:s text:c="12"/>}</text:p>
      <text:p text:style-name="P24"><text:s text:c="8"/>}</text:p>
      <text:p text:style-name="P24"/>
      <text:p text:style-name="P24"><text:s text:c="8"/>// Comparar os graus de entrada e saída</text:p>
      <text:p text:style-name="P24"><text:s text:c="8"/>for (int i = 0; i &lt; V; ++i) {</text:p>
      <text:p text:style-name="P24"><text:s text:c="12"/>if (in_degree[i] != out_degree[i]) {</text:p>
      <text:p text:style-name="P24"><text:s text:c="16"/>return false; // Se o grau de entrada for diferente do grau de saída, não é euleriano</text:p>
      <text:p text:style-name="P24"><text:s text:c="12"/>}</text:p>
      <text:p text:style-name="P24"><text:s text:c="8"/>}</text:p>
      <text:p text:style-name="P24"/>
      <text:p text:style-name="P24"><text:s text:c="8"/>return true; // Se todas as condições forem satisfeitas, o grafo direcionado é euleriano</text:p>
      <text:p text:style-name="P24"><text:s text:c="4"/>}</text:p>
      <text:p text:style-name="P24"/>
      <text:p text:style-name="P24"><text:s text:c="4"/>// Verifica se todos os vértices têm grau par</text:p>
      <text:p text:style-name="P24"><text:s text:c="4"/>for (int i = 0; i &lt; V; ++i) {</text:p>
      <text:p text:style-name="P24"><text:s text:c="8"/>if (adj[i].size() % 2 != 0) {</text:p>
      <text:p text:style-name="P24"><text:s text:c="12"/>return false; // Se algum vértice tiver grau ímpar, não é possível ter um ciclo euleriano</text:p>
      <text:p text:style-name="P24"><text:s text:c="8"/>}</text:p>
      <text:p text:style-name="P24"><text:s text:c="4"/>}</text:p>
      <text:p text:style-name="P24"/>
      <text:p text:style-name="P24"><text:s text:c="4"/>return true; // Todos os vértices têm grau par, então é possível ter um ciclo euleriano</text:p>
      <text:p text:style-name="P24">}</text:p>
      <text:p text:style-name="P13"/>
      <text:p text:style-name="P10"><text:span text:style-name="T1">Para grafos direcionados, o</text:span> grafo é Euleriano se e somente se o grau de entrada de cada vértice é igual ao grau de saída para cada vértice. a condição de igualdade entre os graus de entrada e saída deve ser verificada para garantir a existência de um ciclo Euleriano. <text:span text:style-name="T1">Em grafos não direcionados, o</text:span> grafo é Euleriano se e somente se todos os vértices têm grau par. <text:span text:style-name="T1">A</text:span> verificação de graus pares é suficiente para garantir a existência de um ciclo Euleriano.</text:p>
      <text:p text:style-name="P10"/>
      <text:p text:style-name="P14"><text:span text:style-name="T8">3. Verificar se um grafo possui ciclo.</text:span></text:p>
      <text:p text:style-name="P14"><text:span text:style-name="T8"/></text:p>
      <text:p text:style-name="P25">bool Graph::hasCycle() {</text:p>
      <text:p text:style-name="P25"><text:s text:c="4"/>if (directed) {</text:p>
      <text:p text:style-name="P25"><text:s text:c="8"/>vector&lt;int&gt; state(V, 0); // 0 = não visitado, 1 = em processo, 2 = totalmente processado</text:p>
      <text:p text:style-name="P25"/>
      <text:p text:style-name="P25"><text:s text:c="8"/>for (int i = 0; i &lt; V; ++i) {</text:p>
      <text:p text:style-name="P25"><text:s text:c="12"/>if (state[i] == 0) {</text:p>
      <text:p text:style-name="P25"><text:s text:c="16"/>if (hasCycleUtilDirected(i, state)) {</text:p>
      <text:p text:style-name="P25"><text:s text:c="20"/>return true;</text:p>
      <text:p text:style-name="P25"><text:soft-page-break/><text:s text:c="16"/>}</text:p>
      <text:p text:style-name="P25"><text:s text:c="12"/>}</text:p>
      <text:p text:style-name="P25"><text:s text:c="8"/>}</text:p>
      <text:p text:style-name="P25"><text:s text:c="4"/>} else {</text:p>
      <text:p text:style-name="P25"><text:s text:c="8"/>vector&lt;bool&gt; visited(V, false);</text:p>
      <text:p text:style-name="P25"/>
      <text:p text:style-name="P25"><text:s text:c="8"/>for (int i = 0; i &lt; V; ++i) {</text:p>
      <text:p text:style-name="P25"><text:s text:c="12"/>if (!visited[i]) {</text:p>
      <text:p text:style-name="P25"><text:s text:c="16"/>if (hasCycleUtilUndirected(i, visited, -1)) {</text:p>
      <text:p text:style-name="P25"><text:s text:c="20"/>return true;</text:p>
      <text:p text:style-name="P25"><text:s text:c="16"/>}</text:p>
      <text:p text:style-name="P25"><text:s text:c="12"/>}</text:p>
      <text:p text:style-name="P25"><text:s text:c="8"/>}</text:p>
      <text:p text:style-name="P25"><text:s text:c="4"/>}</text:p>
      <text:p text:style-name="P25"/>
      <text:p text:style-name="P25"><text:s text:c="4"/>return false; // Se nenhum ciclo for encontrado</text:p>
      <text:p text:style-name="P25">}</text:p>
      <text:p text:style-name="P14"/>
      <text:p text:style-name="P15">Grafo Direcionado:</text:p>
      <text:p text:style-name="P15"/>
      <text:p text:style-name="P15">Cria um vetor state para rastrear o estado de cada vértice:</text:p>
      <text:p text:style-name="P15">0 = Não Visitado</text:p>
      <text:p text:style-name="P15">1 = Em Processo</text:p>
      <text:p text:style-name="P15">2 = Totalmente Processado</text:p>
      <text:p text:style-name="P15">DFS para Cada Vértice: Itera sobre todos os vértices. Se um vértice não foi visitado (state[i] == 0), inicia uma DFS para verificar ciclos usando hasCycleUtilDirected.</text:p>
      <text:p text:style-name="P15"/>
      <text:p text:style-name="P15">Grafo Não Direcionado:</text:p>
      <text:p text:style-name="P15"/>
      <text:p text:style-name="P15">Inicialização: Cria um vetor visited para rastrear os vértices visitados.</text:p>
      <text:p text:style-name="P15">DFS para Cada Vértice: Itera sobre todos os vértices. Se um vértice não foi visitado (!visited[i]), inicia uma DFS para verificar ciclos usando hasCycleUtilUndirected.</text:p>
      <text:p text:style-name="P15"/>
      <text:p text:style-name="P15">Se algum ciclo for encontrado em qualquer chamada de hasCycleUtilDirected <text:s/>ou hasCycleUtilUndirected, retorna true. Caso contrário, após verificar todos os vértices, retorna false.</text:p>
      <text:p text:style-name="P14"/>
      <text:p text:style-name="P14"><text:span text:style-name="T8">4. Calcular a quantidade de componentes conexas em um grafo não-orientado.</text:span></text:p>
      <text:p text:style-name="P14"><text:span text:style-name="T8"/></text:p>
      <text:p text:style-name="P23">int Graph::connectedComponents() {</text:p>
      <text:p text:style-name="P23"><text:s text:c="4"/>if (directed) {</text:p>
      <text:p text:style-name="P23"><text:s text:c="8"/>return -1; // Se o grafo é orientado, retorna -1</text:p>
      <text:p text:style-name="P23"><text:s text:c="4"/>}</text:p>
      <text:p text:style-name="P23"/>
      <text:p text:style-name="P23"><text:s text:c="4"/>vector&lt;bool&gt; visited(V, false);</text:p>
      <text:p text:style-name="P23"><text:s text:c="4"/>int componentCount = 0;</text:p>
      <text:p text:style-name="P23"/>
      <text:p text:style-name="P23"><text:s text:c="4"/>for (int i = 0; i &lt; V; ++i) {</text:p>
      <text:p text:style-name="P23"><text:s text:c="8"/>if (!visited[i]) {</text:p>
      <text:p text:style-name="P23"><text:s text:c="12"/>dfs(i, visited); // Inicia uma nova DFS para cada componente</text:p>
      <text:p text:style-name="P23"><text:s text:c="12"/>componentCount++;</text:p>
      <text:p text:style-name="P23"><text:s text:c="8"/>}</text:p>
      <text:p text:style-name="P23"><text:soft-page-break/><text:s text:c="4"/>}</text:p>
      <text:p text:style-name="P23"/>
      <text:p text:style-name="P23"><text:s text:c="4"/>return componentCount; // Retorna a quantidade de componentes conexas</text:p>
      <text:p text:style-name="P23">}</text:p>
      <text:p text:style-name="P17"/>
      <text:p text:style-name="P18">A função connectedComponents é usada para contar quantos conjuntos de vértices em um grafo não direcionado estão interconectados. Para cada vértice não visitado, uma DFS é iniciada para marcar todos os vértices no mesmo componente conexo, e o contador de componentes é incrementado. A função retorna o total de componentes conexos encontrados.</text:p>
      <text:p text:style-name="P18">Se o grafo for direcionado, a função não pode calcular o número de componentes conexos e retorna -1</text:p>
      <text:p text:style-name="P14"/>
      <text:p text:style-name="P14"><text:span text:style-name="T8">5. Calcular a quantidade de componentes fortemente conexas em um grafo orientado.</text:span></text:p>
      <text:p text:style-name="P14"/>
      <text:p text:style-name="P25">int Graph::stronglyConnectedComponents() {</text:p>
      <text:p text:style-name="P25"><text:s text:c="4"/>if (!directed) {</text:p>
      <text:p text:style-name="P25"><text:s text:c="8"/>return -1; // Se o grafo não é orientado, retorna -1</text:p>
      <text:p text:style-name="P25"><text:s text:c="4"/>}</text:p>
      <text:p text:style-name="P25"><text:s text:c="4"/>vector&lt;int&gt; disc(V, -1);</text:p>
      <text:p text:style-name="P25"><text:s text:c="4"/>vector&lt;int&gt; low(V, -1);</text:p>
      <text:p text:style-name="P25"><text:s text:c="4"/>vector&lt;bool&gt; stackMember(V, false);</text:p>
      <text:p text:style-name="P25"><text:s text:c="4"/>stack&lt;int&gt; st;</text:p>
      <text:p text:style-name="P25"><text:s text:c="4"/>int sccCount = 0;</text:p>
      <text:p text:style-name="P25"/>
      <text:p text:style-name="P25"><text:s text:c="4"/>// Faz a chamada recursiva para encontrar todas as SCCs</text:p>
      <text:p text:style-name="P25"><text:s text:c="4"/>for (int i = 0; i &lt; V; i++) {</text:p>
      <text:p text:style-name="P25"><text:s text:c="8"/>if (disc[i] == -1) {</text:p>
      <text:p text:style-name="P25"><text:s text:c="12"/>stronglyConnectedComponentsUtil(i, disc, low, st, stackMember, sccCount);</text:p>
      <text:p text:style-name="P25"><text:s text:c="8"/>}</text:p>
      <text:p text:style-name="P25"><text:s text:c="4"/>}</text:p>
      <text:p text:style-name="P25"/>
      <text:p text:style-name="P25"><text:s text:c="4"/>return sccCount;</text:p>
      <text:p text:style-name="P25">}</text:p>
      <text:p text:style-name="P14"/>
      <text:p text:style-name="P10"><text:span text:style-name="T1">O algoritmo de Tarjan foi implementado </text:span>para encontrar os componentes fortemente conectados em um grafo direcionado. </text:p>
      <text:p text:style-name="P10">“stronglyConnectedComponentsUtil” <text:span text:style-name="T1">e</text:span>xecuta o algoritmo de Tarjan para encontrar SCCs, mantendo um rastreamento de tempos de descoberta e valores de menor tempo acessível, e identificando raízes de SCCs através de uma pilha.</text:p>
      <text:p text:style-name="P10">“stronglyConnectedComponents” <text:span text:style-name="T1">i</text:span>nicializa as estruturas de dados necessárias e chama a função auxiliar para todos os vértices, retornando a quantidade total de SCCs no grafo.</text:p>
      <text:p text:style-name="P13"/>
      <text:p text:style-name="P11"><text:span text:style-name="T1">6. </text:span>Imprimir os vértices de articulação de um grafo não-orientado (priorizar a ordem lexicográfica dos vértices).</text:p>
      <text:p text:style-name="P11"/>
      <text:p text:style-name="P22">vector&lt;int&gt; Graph::articulationPoints() {</text:p>
      <text:p text:style-name="P22"><text:s text:c="4"/>vector&lt;int&gt; disc(V, -1); // Tempo de descoberta</text:p>
      <text:p text:style-name="P22"><text:s text:c="4"/>vector&lt;int&gt; low(V, -1); // Tempo de menor alcance</text:p>
      <text:p text:style-name="P22"><text:s text:c="4"/>vector&lt;bool&gt; visited(V, false);</text:p>
      <text:p text:style-name="P22"><text:s text:c="4"/>vector&lt;bool&gt; isAP(V, false);</text:p>
      <text:p text:style-name="P22"><text:soft-page-break/><text:s text:c="4"/>int time = 0;</text:p>
      <text:p text:style-name="P22"><text:s text:c="4"/>int par = -1;</text:p>
      <text:p text:style-name="P22"/>
      <text:p text:style-name="P22"><text:s text:c="4"/>for (int u = 0; u &lt; V; u++) {</text:p>
      <text:p text:style-name="P22"><text:s text:c="8"/>if (!visited[u]) {</text:p>
      <text:p text:style-name="P22"><text:s text:c="12"/>articulationPointsUtil(u, visited, disc, low, time, par, isAP);</text:p>
      <text:p text:style-name="P22"><text:s text:c="8"/>}</text:p>
      <text:p text:style-name="P22"><text:s text:c="4"/>}</text:p>
      <text:p text:style-name="P22"/>
      <text:p text:style-name="P22"><text:s text:c="4"/>vector&lt;int&gt; articulationPointsList;</text:p>
      <text:p text:style-name="P22"><text:s text:c="4"/>for (int u = 0; u &lt; V; u++) {</text:p>
      <text:p text:style-name="P22"><text:s text:c="8"/>if (isAP[u]) {</text:p>
      <text:p text:style-name="P22"><text:s text:c="12"/>articulationPointsList.push_back(u);</text:p>
      <text:p text:style-name="P22"><text:s text:c="8"/>}</text:p>
      <text:p text:style-name="P22"><text:s text:c="4"/>}</text:p>
      <text:p text:style-name="P22"/>
      <text:p text:style-name="P22"><text:s text:c="4"/>return articulationPointsList;</text:p>
      <text:p text:style-name="P22">}</text:p>
      <text:p text:style-name="P16"/>
      <text:p text:style-name="P19">“articulationPointsUtil” <text:span text:style-name="T1">i</text:span>mplementa a lógica recursiva para encontrar pontos de articulação em um grafo não direcionado, utilizando o algoritmo baseado em DFS para calcular os tempos de descoberta e os valores de menor alcance (low). Identifica pontos de articulação tanto para vértices internos quanto para a raiz da árvore DFS.</text:p>
      <text:p text:style-name="P19">“articulationPoints” <text:span text:style-name="T1">c</text:span>onfigura e chama a função auxiliar para cada vértice não visitado, coletando todos os pontos de articulação e retornando uma lista com esses vértices.</text:p>
      <text:p text:style-name="P19"/>
      <text:p text:style-name="P11"><text:span text:style-name="T1">7. Calcular quantas arestas ponte possui um grafo não-orientado.</text:span></text:p>
      <text:p text:style-name="P11"/>
      <text:p text:style-name="P22">int Graph::bridges() {</text:p>
      <text:p text:style-name="P22"><text:s text:c="4"/>vector&lt;int&gt; disc(V, -1);</text:p>
      <text:p text:style-name="P22"><text:s text:c="4"/>vector&lt;int&gt; low(V, -1);</text:p>
      <text:p text:style-name="P22"><text:s text:c="4"/>vector&lt;bool&gt; visited(V, false);</text:p>
      <text:p text:style-name="P22"><text:s text:c="4"/>int time = 0;</text:p>
      <text:p text:style-name="P22"><text:s text:c="4"/>int bridgeCount = 0;</text:p>
      <text:p text:style-name="P22"/>
      <text:p text:style-name="P22"><text:s text:c="4"/>for (int u = 0; u &lt; V; u++) {</text:p>
      <text:p text:style-name="P22"><text:s text:c="8"/>if (!visited[u]) {</text:p>
      <text:p text:style-name="P22"><text:s text:c="12"/>bridgeUtil(u, visited, disc, low, time, -1, bridgeCount);</text:p>
      <text:p text:style-name="P22"><text:s text:c="8"/>}</text:p>
      <text:p text:style-name="P22"><text:s text:c="4"/>}</text:p>
      <text:p text:style-name="P22"/>
      <text:p text:style-name="P22"><text:s text:c="4"/>return bridgeCount;</text:p>
      <text:p text:style-name="P22">}</text:p>
      <text:p text:style-name="P16"/>
      <text:p text:style-name="P19">“bridgeUtil” <text:span text:style-name="T1">i</text:span>mplementa a lógica recursiva para encontrar todas as pontes em um grafo não direcionado, usando o algoritmo de Tarjan. Atualiza os tempos de descoberta e os valores de menor alcance (low) e identifica as arestas que são pontes.</text:p>
      <text:p text:style-name="P19"/>
      <text:p text:style-name="P19">“bridges” <text:span text:style-name="T1">c</text:span>onfigura e chama a função auxiliar bridgeUtil para cada vértice não visitado, conta as pontes e retorna o total.</text:p>
      <text:p text:style-name="P16"><text:soft-page-break/></text:p>
      <text:p text:style-name="P11"><text:span text:style-name="T1">8. </text:span>Imprimir a árvore em profundidade (priorizando a ordem lexicográfica dos vértices; 0 é a origem). Você deve imprimir o identificador das arestas. Caso o grafo seja desconexo, considere apenas a árvore com a raíz 0.</text:p>
      <text:p text:style-name="P11"/>
      <text:p text:style-name="P22">void Graph::printDFSTree() {</text:p>
      <text:p text:style-name="P22"><text:s text:c="4"/>vector&lt;bool&gt; visited(V, false);</text:p>
      <text:p text:style-name="P22"><text:s text:c="4"/>vector&lt;int&gt; edgeIds;</text:p>
      <text:p text:style-name="P22"/>
      <text:p text:style-name="P22"><text:s text:c="4"/>// Começa a DFS a partir do vértice 0</text:p>
      <text:p text:style-name="P22"><text:s text:c="4"/>dfs(0, visited, edgeIds);</text:p>
      <text:p text:style-name="P22"/>
      <text:p text:style-name="P22"><text:s text:c="4"/>// Imprime o identificador das arestas da árvore em profundidade</text:p>
      <text:p text:style-name="P22"><text:s text:c="4"/>for (int id : edgeIds) {</text:p>
      <text:p text:style-name="P22"><text:s text:c="8"/>cout &lt;&lt; id &lt;&lt; " ";</text:p>
      <text:p text:style-name="P22"><text:s text:c="4"/>}</text:p>
      <text:p text:style-name="P22"><text:s text:c="4"/>cout &lt;&lt; endl;</text:p>
      <text:p text:style-name="P22">}</text:p>
      <text:p text:style-name="P22"/>
      <text:p text:style-name="P19">A função dfs realiza uma busca em profundidade (DFS) no grafo a partir de um vértice específico e coleta os identificadores das arestas da árvore DFS. A ordem de exploração dos vizinhos é lexicograficamente ordenada. “<text:span text:style-name="T1">printDFSTree” Inicia a busca em profundidade a partir do vértice 0 e imprime os identificadores das arestas que formam a árvore DFS.</text:span></text:p>
      <text:p text:style-name="P19"/>
      <text:p text:style-name="P11"><text:span text:style-name="T1">9. </text:span>Imprimir a <text:span text:style-name="T1">á</text:span>rvore de largura (priorizando a ordem lexicográfica dos vértices; 0 é a origem). Você deve imprimir o identificador das arestas. Caso o grafo seja desconexo, considere apenas a árvore com a raíz 0.</text:p>
      <text:p text:style-name="P11"/>
      <text:p text:style-name="P22">void Graph::printBFSTree() {</text:p>
      <text:p text:style-name="P22"><text:s text:c="4"/>vector&lt;int&gt; edgeIds;</text:p>
      <text:p text:style-name="P22"/>
      <text:p text:style-name="P22"><text:s text:c="4"/>// Começa a BFS a partir do vértice 0</text:p>
      <text:p text:style-name="P22"><text:s text:c="4"/>bfs(0, edgeIds);</text:p>
      <text:p text:style-name="P22"/>
      <text:p text:style-name="P22"><text:s text:c="4"/>// Imprime os IDs das arestas da árvore em largura</text:p>
      <text:p text:style-name="P22"><text:s text:c="4"/>for (int id : edgeIds) {</text:p>
      <text:p text:style-name="P22"><text:s text:c="8"/>cout &lt;&lt; id &lt;&lt; " ";</text:p>
      <text:p text:style-name="P22"><text:s text:c="4"/>}</text:p>
      <text:p text:style-name="P22"><text:s text:c="4"/>cout &lt;&lt; endl;</text:p>
      <text:p text:style-name="P22">}</text:p>
      <text:p text:style-name="P16"/>
      <text:p text:style-name="P19">A função bfs realiza uma busca em largura (BFS) no grafo a partir de um vértice inicial e coleta os identificadores das arestas da árvore BFS. A função printBFSTree inicia a busca em largura a partir do vértice 0 e imprime os identificadores das arestas da árvore BFS.</text:p>
      <text:p text:style-name="P19"/>
      <text:p text:style-name="P11"><text:span text:style-name="T1">10. </text:span>Calcular o valor final de uma árvore geradora mínima (para grafos não-orientados).</text:p>
      <text:p text:style-name="P11"/>
      <text:p text:style-name="P22">int Graph::minimumSpanningTree() {</text:p>
      <text:p text:style-name="P22"><text:s text:c="4"/>vector&lt;pair&lt;int, pair&lt;int, int&gt;&gt;&gt; edges; // Vetor de arestas: (peso, (u, v))</text:p>
      <text:p text:style-name="P22"/>
      <text:p text:style-name="P22"><text:s text:c="4"/>// Preenche o vetor de arestas</text:p>
      <text:p text:style-name="P22"><text:soft-page-break/><text:s text:c="4"/>for (int u = 0; u &lt; V; ++u) {</text:p>
      <text:p text:style-name="P22"><text:s text:c="8"/>for (int v : adj[u]) {</text:p>
      <text:p text:style-name="P22"><text:s text:c="12"/>if (u &lt; v) { // Para evitar duplicidade, considere u &lt; v para grafos não direcionados</text:p>
      <text:p text:style-name="P22"><text:s text:c="16"/>edges.push_back({weight[u][v], {u, v}});</text:p>
      <text:p text:style-name="P22"><text:s text:c="12"/>}</text:p>
      <text:p text:style-name="P22"><text:s text:c="8"/>}</text:p>
      <text:p text:style-name="P22"><text:s text:c="4"/>}</text:p>
      <text:p text:style-name="P22"/>
      <text:p text:style-name="P22"><text:s text:c="4"/>// Ordena as arestas pelo peso</text:p>
      <text:p text:style-name="P22"><text:s text:c="4"/>sort(edges.begin(), edges.end());</text:p>
      <text:p text:style-name="P22"/>
      <text:p text:style-name="P22"><text:s text:c="4"/>// Estruturas de dados para o algoritmo de Kruskal</text:p>
      <text:p text:style-name="P22"><text:s text:c="4"/>vector&lt;int&gt; parent(V);</text:p>
      <text:p text:style-name="P22"><text:s text:c="4"/>vector&lt;int&gt; rank(V, 0);</text:p>
      <text:p text:style-name="P22"/>
      <text:p text:style-name="P22"><text:s text:c="4"/>// Inicializa cada vértice como seu próprio pai (representante)</text:p>
      <text:p text:style-name="P22"><text:s text:c="4"/>for (int i = 0; i &lt; V; ++i) {</text:p>
      <text:p text:style-name="P22"><text:s text:c="8"/>parent[i] = i;</text:p>
      <text:p text:style-name="P22"><text:s text:c="4"/>}</text:p>
      <text:p text:style-name="P22"/>
      <text:p text:style-name="P22"><text:s text:c="4"/>int mstValue = 0;</text:p>
      <text:p text:style-name="P22"/>
      <text:p text:style-name="P22"><text:s text:c="4"/>// Processa as arestas em ordem crescente de peso</text:p>
      <text:p text:style-name="P22"><text:s text:c="4"/>for (auto &amp;edge : edges) {</text:p>
      <text:p text:style-name="P22"><text:s text:c="8"/>int w = edge.first;</text:p>
      <text:p text:style-name="P22"><text:s text:c="8"/>int u = edge.second.first;</text:p>
      <text:p text:style-name="P22"><text:s text:c="8"/>int v = edge.second.second;</text:p>
      <text:p text:style-name="P22"/>
      <text:p text:style-name="P22"><text:s text:c="8"/>int rootU = find(u, parent);</text:p>
      <text:p text:style-name="P22"><text:s text:c="8"/>int rootV = find(v, parent);</text:p>
      <text:p text:style-name="P22"/>
      <text:p text:style-name="P22"><text:s text:c="8"/>// Se u e v estão em componentes diferentes, adicione a aresta à MST</text:p>
      <text:p text:style-name="P22"><text:s text:c="8"/>if (rootU != rootV) {</text:p>
      <text:p text:style-name="P22"><text:s text:c="12"/>mstValue += w;</text:p>
      <text:p text:style-name="P22"><text:s text:c="12"/>unionSets(rootU, rootV, parent, rank);</text:p>
      <text:p text:style-name="P22"><text:s text:c="8"/>}</text:p>
      <text:p text:style-name="P22"><text:s text:c="4"/>}</text:p>
      <text:p text:style-name="P22"/>
      <text:p text:style-name="P22"><text:s text:c="4"/>return mstValue;</text:p>
      <text:p text:style-name="P22">}</text:p>
      <text:p text:style-name="P16"/>
      <text:p text:style-name="P20"><text:span text:style-name="T3">A função “</text:span><text:span text:style-name="Source_20_Text"><text:span text:style-name="T3">minimumSpanningTree”</text:span></text:span><text:span text:style-name="T3"> calcula o peso total da árvore geradora mínima (MST) do grafo usando o algoritmo de Kruskal. </text:span><text:span text:style-name="T4">Primeiro, c</text:span><text:span text:style-name="T2">oleta todas as arestas do grafo e as ordena por peso, </text:span><text:span text:style-name="T5">após u</text:span><text:span text:style-name="T2">sa o algoritmo de Kruskal para adicionar arestas à MST, garantindo que não haja ciclos. </text:span></text:p>
      <text:p text:style-name="P16"/>
      <text:p text:style-name="P11"><text:span text:style-name="T1">11. </text:span>Imprimir a ordem os vértices em uma ordenação topológica. Esta função não fica disponível em grafos não direcionado. Deve-se priorizar a ordem lexicográfica dos vértices.</text:p>
      <text:p text:style-name="P11"/>
      <text:p text:style-name="P22">vector&lt;int&gt; Graph::topologicalSort() {</text:p>
      <text:p text:style-name="P22"/>
      <text:p text:style-name="P22"><text:soft-page-break/><text:s text:c="4"/>stack&lt;int&gt; Stack;</text:p>
      <text:p text:style-name="P22"><text:s text:c="4"/>vector&lt;bool&gt; visited(V, false);</text:p>
      <text:p text:style-name="P22"/>
      <text:p text:style-name="P22"><text:s text:c="4"/>// Chama a função auxiliar recursiva para cada vértice não visitado</text:p>
      <text:p text:style-name="P22"><text:s text:c="4"/>for (int i = 0; i &lt; V; i++) {</text:p>
      <text:p text:style-name="P22"><text:s text:c="8"/>if (!visited[i]) {</text:p>
      <text:p text:style-name="P22"><text:s text:c="12"/>topologicalSortUtil(i, visited, Stack);</text:p>
      <text:p text:style-name="P22"><text:s text:c="8"/>}</text:p>
      <text:p text:style-name="P22"><text:s text:c="4"/>}</text:p>
      <text:p text:style-name="P22"/>
      <text:p text:style-name="P22"><text:s text:c="4"/>// Armazena a ordem topológica</text:p>
      <text:p text:style-name="P22"><text:s text:c="4"/>vector&lt;int&gt; topologicalOrder;</text:p>
      <text:p text:style-name="P22"/>
      <text:p text:style-name="P22"><text:s text:c="4"/>// Desempilha os vértices da pilha e adiciona na ordem final</text:p>
      <text:p text:style-name="P22"><text:s text:c="4"/>while (!Stack.empty()) {</text:p>
      <text:p text:style-name="P22"><text:s text:c="8"/>topologicalOrder.push_back(Stack.top());</text:p>
      <text:p text:style-name="P22"><text:s text:c="8"/>Stack.pop();</text:p>
      <text:p text:style-name="P22"><text:s text:c="4"/>}</text:p>
      <text:p text:style-name="P22"/>
      <text:p text:style-name="P22"><text:s text:c="4"/>return topologicalOrder;</text:p>
      <text:p text:style-name="P22">}</text:p>
      <text:p text:style-name="P16"/>
      <text:p text:style-name="P20"><text:span text:style-name="T3">A função topologicalSortUtil realiza uma busca em profundidade (DFS) para ordenar os vértices de um grafo direcionado de forma topológica, </text:span><text:span text:style-name="T4">e </text:span><text:span text:style-name="Source_20_Text"><text:span text:style-name="T2">topologicalSort</text:span></text:span><text:span text:style-name="T2"> realiza a ordenação topológica completa dos vértices do grafo. </text:span><text:span text:style-name="T5">O algoritmo inicializa uma pilha e um vetor de visitados, e</text:span><text:span text:style-name="T2">xecuta a função auxiliar para todos os vértices não visitados, </text:span><text:span text:style-name="T5">d</text:span><text:span text:style-name="T2">esempilha os vértices da pilha e os adiciona ao vetor de ordem topológica </text:span><text:span text:style-name="T5">e r</text:span><text:span text:style-name="T2">etorna o vetor que contém a ordem topológica dos vértices. </text:span></text:p>
      <text:p text:style-name="P13"/>
      <text:p text:style-name="P11"><text:span text:style-name="T1">12. </text:span>Valor do caminho mínimo entre dois vértices (para grafos não-orientados com pelo menos um peso diferente nas arestas). <text:s/>0 é a origem; n-1 é o destino.</text:p>
      <text:p text:style-name="P11"/>
      <text:p text:style-name="P22">int Graph::shortestPath(int src, int dest) {</text:p>
      <text:p text:style-name="P22"><text:s text:c="4"/>// Vetor de distâncias, inicializado com infinito</text:p>
      <text:p text:style-name="P22"><text:s text:c="4"/>vector&lt;int&gt; dist(V, numeric_limits&lt;int&gt;::max());</text:p>
      <text:p text:style-name="P22"><text:s text:c="4"/>dist[src] = 0; // Distância da origem a si mesma é zero</text:p>
      <text:p text:style-name="P22"/>
      <text:p text:style-name="P22"><text:s text:c="4"/>// Fila de prioridade (min-heap) para armazenar vértices a serem processados</text:p>
      <text:p text:style-name="P22"><text:s text:c="4"/>priority_queue&lt;pair&lt;int, int&gt;, vector&lt;pair&lt;int, int&gt;&gt;, greater&lt;&gt;&gt; pq;</text:p>
      <text:p text:style-name="P22"><text:s text:c="4"/>pq.emplace(0, src);</text:p>
      <text:p text:style-name="P22"/>
      <text:p text:style-name="P22"><text:s text:c="4"/>while (!pq.empty()) {</text:p>
      <text:p text:style-name="P22"><text:s text:c="8"/>int u = pq.top().second;</text:p>
      <text:p text:style-name="P22"><text:s text:c="8"/>int current_dist = pq.top().first;</text:p>
      <text:p text:style-name="P22"><text:s text:c="8"/>pq.pop();</text:p>
      <text:p text:style-name="P22"/>
      <text:p text:style-name="P22"><text:s text:c="8"/>// Se já alcançou o destino, retorne a distância mínima</text:p>
      <text:p text:style-name="P22"><text:s text:c="8"/>if (u == dest) {</text:p>
      <text:p text:style-name="P22"><text:s text:c="12"/>return current_dist;</text:p>
      <text:p text:style-name="P22"><text:s text:c="8"/>}</text:p>
      <text:p text:style-name="P22"><text:soft-page-break/></text:p>
      <text:p text:style-name="P22"><text:s text:c="8"/>// Processa todos os vértices adjacentes a u</text:p>
      <text:p text:style-name="P22"><text:s text:c="8"/>for (int v : adj[u]) {</text:p>
      <text:p text:style-name="P22"><text:s text:c="12"/>int w = weight[u][v];</text:p>
      <text:p text:style-name="P22"><text:s text:c="12"/>if (w != -1) { // Verifica se existe uma aresta entre u e v</text:p>
      <text:p text:style-name="P22"><text:s text:c="16"/>int new_dist = current_dist + w;</text:p>
      <text:p text:style-name="P22"><text:s text:c="16"/>if (new_dist &lt; dist[v]) {</text:p>
      <text:p text:style-name="P22"><text:s text:c="20"/>dist[v] = new_dist;</text:p>
      <text:p text:style-name="P22"><text:s text:c="20"/>pq.emplace(new_dist, v);</text:p>
      <text:p text:style-name="P22"><text:s text:c="16"/>}</text:p>
      <text:p text:style-name="P22"><text:s text:c="12"/>}</text:p>
      <text:p text:style-name="P22"><text:s text:c="8"/>}</text:p>
      <text:p text:style-name="P22"><text:s text:c="4"/>}</text:p>
      <text:p text:style-name="P22"/>
      <text:p text:style-name="P22"><text:s text:c="4"/>// Se o destino não é alcançável, retorna -1 (indicando que não há caminho)</text:p>
      <text:p text:style-name="P22"><text:s text:c="4"/>return -1;</text:p>
      <text:p text:style-name="P22">}</text:p>
      <text:p text:style-name="P16"/>
      <text:p text:style-name="P20"><text:span text:style-name="T3">A função shortestPath encontra o caminho mais curto entre dois vértices em um grafo ponderado usando o algoritmo de Dijkstra. </text:span><text:span text:style-name="T4">Começa d</text:span><text:span text:style-name="T2">efin</text:span><text:span text:style-name="T5">indo</text:span><text:span text:style-name="T2"> o vetor </text:span><text:span text:style-name="Source_20_Text"><text:span text:style-name="T2">dist</text:span></text:span><text:span text:style-name="T2"> para armazenar as distâncias mínimas dos vértices a partir da origem, inicializado como infinito (</text:span><text:span text:style-name="Source_20_Text"><text:span text:style-name="T2">numeric_limits&lt;int&gt;::max()</text:span></text:span><text:span text:style-name="T2">), exceto para o vértice </text:span><text:span text:style-name="Source_20_Text"><text:span text:style-name="T2">src</text:span></text:span><text:span text:style-name="T2"> que é inicializado com distância zero. </text:span><text:span text:style-name="T5">O algoritmo u</text:span><text:span text:style-name="T2">tiliza uma fila de prioridade (min-heap) para processar os vértices, onde a distância acumulada é a chave de ordenação. </text:span><text:span text:style-name="T5">O vértice u </text:span><text:span text:style-name="T2">com a menor distância da fila de prioridade</text:span><text:span text:style-name="T5"> é extraido, se u </text:span><text:span text:style-name="T2">é o vértice de destino </text:span><text:span text:style-name="Source_20_Text"><text:span text:style-name="T2">dest</text:span></text:span><text:span text:style-name="T2">, retorna a distância acumulada. Atualiza a distância para todos os vértices adjacentes a </text:span><text:span text:style-name="Source_20_Text"><text:span text:style-name="T2">u</text:span></text:span><text:span text:style-name="T2"> se uma distância menor for encontrada e insere esses vértices na fila de prioridade. <text:s/>Se o vértice </text:span><text:span text:style-name="Source_20_Text"><text:span text:style-name="T2">dest </text:span></text:span><text:span text:style-name="T2">não é alcançável, retorna </text:span><text:span text:style-name="Source_20_Text"><text:span text:style-name="T2">-1</text:span></text:span><text:span text:style-name="T2"> indicando que não há caminho entre </text:span><text:span text:style-name="Source_20_Text"><text:span text:style-name="T2">src</text:span></text:span><text:span text:style-name="T2"> e </text:span><text:span text:style-name="Source_20_Text"><text:span text:style-name="T2">dest</text:span></text:span><text:span text:style-name="T2">.</text:span></text:p>
      <text:p text:style-name="P13"/>
      <text:p text:style-name="P12">13. Valor do fluxo máximo para grafos direcionados. 0 é a origem; n-1 é o destino.</text:p>
      <text:p text:style-name="P16"/>
      <text:p text:style-name="P22">int Graph::maxFlow() {</text:p>
      <text:p text:style-name="P22"><text:s text:c="4"/>int n = weight.size();</text:p>
      <text:p text:style-name="P22"><text:s text:c="4"/>int source = 0;</text:p>
      <text:p text:style-name="P22"><text:s text:c="4"/>int sink = V - 1;</text:p>
      <text:p text:style-name="P22"><text:s text:c="4"/></text:p>
      <text:p text:style-name="P22"><text:s text:c="4"/>vector&lt;vector&lt;int&gt;&gt; flow(n, vector&lt;int&gt;(n, 0));</text:p>
      <text:p text:style-name="P22"><text:s text:c="4"/>vector&lt;int&gt; parent(n);</text:p>
      <text:p text:style-name="P22"><text:s text:c="4"/>int max_flow = 0;</text:p>
      <text:p text:style-name="P22"><text:s text:c="4"/></text:p>
      <text:p text:style-name="P22"><text:s text:c="4"/>while (bfs(weight, flow, source, sink, parent)) {</text:p>
      <text:p text:style-name="P22"><text:s text:c="8"/>// Encontra o fluxo máximo através do caminho encontrado pelo BFS</text:p>
      <text:p text:style-name="P22"><text:s text:c="8"/>int path_flow = INT_MAX;</text:p>
      <text:p text:style-name="P22"><text:s text:c="8"/>for (int v = sink; v != source; v = parent[v]) {</text:p>
      <text:p text:style-name="P22"><text:s text:c="12"/>int u = parent[v];</text:p>
      <text:p text:style-name="P22"><text:s text:c="12"/>path_flow = min(path_flow, weight[u][v] - flow[u][v]);</text:p>
      <text:p text:style-name="P22"><text:s text:c="8"/>}</text:p>
      <text:p text:style-name="P22"><text:s text:c="8"/></text:p>
      <text:p text:style-name="P22"><text:s text:c="8"/>// Atualiza as capacidades residuais das arestas e arestas reversas ao longo do caminho</text:p>
      <text:p text:style-name="P22"><text:soft-page-break/><text:s text:c="8"/>for (int v = sink; v != source; v = parent[v]) {</text:p>
      <text:p text:style-name="P22"><text:s text:c="12"/>int u = parent[v];</text:p>
      <text:p text:style-name="P22"><text:s text:c="12"/>flow[u][v] += path_flow;</text:p>
      <text:p text:style-name="P22"><text:s text:c="12"/>flow[v][u] -= path_flow;</text:p>
      <text:p text:style-name="P22"><text:s text:c="8"/>}</text:p>
      <text:p text:style-name="P22"><text:s text:c="8"/></text:p>
      <text:p text:style-name="P22"><text:s text:c="8"/>max_flow += path_flow;</text:p>
      <text:p text:style-name="P22"><text:s text:c="4"/>}</text:p>
      <text:p text:style-name="P22"><text:s text:c="4"/></text:p>
      <text:p text:style-name="P22"><text:s text:c="4"/>return max_flow;</text:p>
      <text:p text:style-name="P22">}</text:p>
      <text:p text:style-name="P16"/>
      <text:p text:style-name="P20"><text:span text:style-name="T3">A função </text:span><text:span text:style-name="Source_20_Text"><text:span text:style-name="T3">maxFlow</text:span></text:span><text:span text:style-name="T3"> implementa o algoritmo de Ford-Fulkerson para encontrar o fluxo máximo em um grafo com capacidade de arestas. </text:span><text:span text:style-name="T4">A busca em largura visa e</text:span><text:span text:style-name="T2">ncontrar um caminho aumentante do vértice </text:span><text:span text:style-name="Source_20_Text"><text:span text:style-name="T2">source</text:span></text:span><text:span text:style-name="T2"> ao vértice </text:span><text:span text:style-name="Source_20_Text"><text:span text:style-name="T2">sink</text:span></text:span><text:span text:style-name="T2"> no grafo residual. </text:span><text:span text:style-name="T5">A</text:span><text:span text:style-name="Source_20_Text"><text:span text:style-name="T5"> função maxFlow </text:span></text:span><text:span text:style-name="Source_20_Text"><text:span text:style-name="T2">Inicializa a matriz de fluxos com zeros e o valor total de fluxo (max_flow) como zero, Usa a função bfs para encontrar caminhos aumentantes </text:span></text:span><text:span text:style-name="Source_20_Text"><text:span text:style-name="T5">e, </text:span></text:span><text:span text:style-name="Source_20_Text"><text:span text:style-name="T2">Para cada caminho aumentante encontrado, calcula o fluxo máximo possível através do caminho e atualiza as capacidades residuais e fluxos das arestas.</text:span></text:span></text:p>
      <text:p text:style-name="P27"><text:span text:style-name="Source_20_Text"><text:span text:style-name="T2"/></text:span></text:p>
      <text:p text:style-name="P27"><text:span text:style-name="Source_20_Text"><text:span text:style-name="T2"/></text:span></text:p>
      <text:p text:style-name="P27"><text:span text:style-name="Source_20_Text"><text:span text:style-name="T7">14. </text:span></text:span><text:span text:style-name="Source_20_Text"><text:span text:style-name="T6">Fecho transitivo para grafos direcionados. Deve-se priorizar a ordem lexicográfica dos vértices; 0 é o vértice escolhido.</text:span></text:span></text:p>
      <text:p text:style-name="P27"><text:span text:style-name="Source_20_Text"><text:span text:style-name="T2"/></text:span></text:p>
      <text:p text:style-name="P27"><text:span text:style-name="Source_20_Text"><text:span text:style-name="T12">vector&lt;vector&lt;bool&gt;&gt; Graph::transitiveClosure() {</text:span></text:span></text:p>
      <text:p text:style-name="P27"><text:span text:style-name="Source_20_Text"><text:span text:style-name="T12"><text:s text:c="4"/>vector&lt;vector&lt;bool&gt;&gt; reachability(V, vector&lt;bool&gt;(V, false));</text:span></text:span></text:p>
      <text:p text:style-name="P27"><text:span text:style-name="Source_20_Text"><text:span text:style-name="T12"/></text:span></text:p>
      <text:p text:style-name="P27"><text:span text:style-name="Source_20_Text"><text:span text:style-name="T12"><text:s text:c="4"/>for (int i = 0; i &lt; V; ++i) {</text:span></text:span></text:p>
      <text:p text:style-name="P27"><text:span text:style-name="Source_20_Text"><text:span text:style-name="T12"><text:s text:c="8"/>vector&lt;bool&gt; visited(V, false);</text:span></text:span></text:p>
      <text:p text:style-name="P27"><text:span text:style-name="Source_20_Text"><text:span text:style-name="T12"><text:s text:c="8"/>dfs(i, reachability, visited, i);</text:span></text:span></text:p>
      <text:p text:style-name="P27"><text:span text:style-name="Source_20_Text"><text:span text:style-name="T12"><text:s text:c="4"/>}</text:span></text:span></text:p>
      <text:p text:style-name="P27"><text:span text:style-name="Source_20_Text"><text:span text:style-name="T12"><text:s text:c="4"/>return reachability;</text:span></text:span></text:p>
      <text:p text:style-name="P27"><text:span text:style-name="Source_20_Text"><text:span text:style-name="T12">}</text:span></text:span></text:p>
      <text:p text:style-name="P27"><text:span text:style-name="Source_20_Text"><text:span text:style-name="T2"/></text:span></text:p>
      <text:p text:style-name="P20"><text:span text:style-name="Source_20_Text"><text:span text:style-name="T2">A função transitiveClosure e a função auxiliar dfs são utilizadas para calcular a matriz de fechamento transitivo de um grafo, que é uma matriz que indica se há um caminho entre quaisquer dois vértices. </text:span></text:span><text:span text:style-name="Source_20_Text"><text:span text:style-name="T5">A busca em profundidade realizada a partir do vértice v marca a matriz de fechamento transitivo “</text:span></text:span><text:span text:style-name="Source_20_Text"><text:span text:style-name="T2">reachability” para indicar que há um caminho do vértice start até v. </text:span></text:span><text:span text:style-name="Source_20_Text"><text:span text:style-name="T5">Apenas os vértices acessíveis a partir do vértice 0 são impressos.</text:span></text:span></text:p>
      <text:p text:style-name="P27"><text:span text:style-name="Source_20_Text"><text:span text:style-name="T2"/>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2:42:45.172000000</meta:creation-date>
    <dc:date>2024-08-21T15:35:02.653000000</dc:date>
    <meta:editing-duration>PT2H52M18S</meta:editing-duration>
    <meta:editing-cycles>1</meta:editing-cycles>
    <meta:document-statistic meta:table-count="0" meta:image-count="0" meta:object-count="0" meta:page-count="12" meta:paragraph-count="389" meta:word-count="3049" meta:character-count="20054" meta:non-whitespace-character-count="15319"/>
    <meta:generator>LibreOffice/7.6.2.1$Windows_X86_64 LibreOffice_project/56f7684011345957bbf33a7ee678afaf4d2ba333</meta:generator>
  </office:meta>
</office:document-meta>
</file>